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.broadcastEvent( Wid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BooleanField( BooleanField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.readFromRequest( FormContext form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leanField.validate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setValue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oleanField.generateSaxFragment( ContentHandler contentHandler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leanField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